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cce8" officeooo:paragraph-rsid="0009cce8"/>
    </style:style>
    <style:style style:name="P2" style:family="paragraph" style:parent-style-name="Standard">
      <style:text-properties officeooo:rsid="000a3abb" officeooo:paragraph-rsid="0009cce8"/>
    </style:style>
    <style:style style:name="P3" style:family="paragraph" style:parent-style-name="Standard">
      <style:text-properties officeooo:rsid="000a3abb" officeooo:paragraph-rsid="000a3abb"/>
    </style:style>
    <style:style style:name="P4" style:family="paragraph" style:parent-style-name="Standard">
      <style:text-properties officeooo:rsid="000a3abb" officeooo:paragraph-rsid="0012d277"/>
    </style:style>
    <style:style style:name="P5" style:family="paragraph" style:parent-style-name="Standard">
      <style:text-properties officeooo:rsid="000aac1b" officeooo:paragraph-rsid="000aac1b"/>
    </style:style>
    <style:style style:name="P6" style:family="paragraph" style:parent-style-name="Standard">
      <style:paragraph-properties fo:text-align="center" style:justify-single-word="false"/>
      <style:text-properties officeooo:rsid="000aac1b" officeooo:paragraph-rsid="000aac1b"/>
    </style:style>
    <style:style style:name="P7" style:family="paragraph" style:parent-style-name="Standard">
      <style:paragraph-properties fo:text-align="center" style:justify-single-word="false"/>
      <style:text-properties fo:font-size="18pt" fo:font-weight="bold" officeooo:rsid="000aac1b" officeooo:paragraph-rsid="000aac1b" style:font-size-asian="18pt" style:font-weight-asian="bold" style:font-size-complex="18pt" style:font-weight-complex="bold"/>
    </style:style>
    <style:style style:name="P8" style:family="paragraph" style:parent-style-name="Standard">
      <style:text-properties officeooo:rsid="000f0012" officeooo:paragraph-rsid="000f0012"/>
    </style:style>
    <style:style style:name="P9" style:family="paragraph" style:parent-style-name="Standard">
      <style:text-properties fo:font-style="italic" officeooo:rsid="00107204" officeooo:paragraph-rsid="00107204" style:font-style-asian="italic" style:font-style-complex="italic"/>
    </style:style>
    <style:style style:name="P10" style:family="paragraph" style:parent-style-name="Standard">
      <style:text-properties fo:font-style="italic" officeooo:rsid="000a3abb" officeooo:paragraph-rsid="000a3abb" style:font-style-asian="italic" style:font-style-complex="italic"/>
    </style:style>
    <style:style style:name="P11" style:family="paragraph" style:parent-style-name="Standard">
      <style:text-properties fo:font-style="italic" officeooo:rsid="0009cce8" officeooo:paragraph-rsid="0009cce8" style:font-style-asian="italic" style:font-style-complex="italic"/>
    </style:style>
    <style:style style:name="P12" style:family="paragraph" style:parent-style-name="Standard">
      <style:text-properties fo:font-size="14pt" fo:font-weight="bold" officeooo:rsid="000aac1b" officeooo:paragraph-rsid="000aac1b" style:font-size-asian="14pt" style:font-weight-asian="bold" style:font-size-complex="14pt" style:font-weight-complex="bold"/>
    </style:style>
    <style:style style:name="P13" style:family="paragraph" style:parent-style-name="Standard">
      <style:text-properties fo:font-size="14pt" fo:font-weight="bold" officeooo:rsid="000a3abb" officeooo:paragraph-rsid="000a3abb" style:font-size-asian="14pt" style:font-weight-asian="bold" style:font-size-complex="14pt" style:font-weight-complex="bold"/>
    </style:style>
    <style:style style:name="P14" style:family="paragraph" style:parent-style-name="Standard">
      <style:text-properties fo:font-size="14pt" officeooo:rsid="000aac1b" officeooo:paragraph-rsid="000aac1b" style:font-size-asian="14pt" style:font-size-complex="14pt"/>
    </style:style>
    <style:style style:name="P15" style:family="paragraph" style:parent-style-name="Standard">
      <style:text-properties fo:font-size="14pt" officeooo:rsid="0010d090" officeooo:paragraph-rsid="0010d090" style:font-size-asian="14pt" style:font-size-complex="14pt"/>
    </style:style>
    <style:style style:name="P16" style:family="paragraph" style:parent-style-name="Standard">
      <style:text-properties officeooo:rsid="0012d277" officeooo:paragraph-rsid="0012d277"/>
    </style:style>
    <style:style style:name="P17" style:family="paragraph" style:parent-style-name="Standard">
      <style:text-properties officeooo:rsid="001b0c50" officeooo:paragraph-rsid="001b0c50"/>
    </style:style>
    <style:style style:name="P18" style:family="paragraph" style:parent-style-name="Standard">
      <style:paragraph-properties fo:text-align="center" style:justify-single-word="false"/>
      <style:text-properties officeooo:rsid="001ce82b" officeooo:paragraph-rsid="001ce82b"/>
    </style:style>
    <style:style style:name="P19" style:family="paragraph" style:parent-style-name="Standard">
      <style:text-properties officeooo:rsid="001ec19f" officeooo:paragraph-rsid="001ec19f"/>
    </style:style>
    <style:style style:name="P20" style:family="paragraph" style:parent-style-name="Standard">
      <style:paragraph-properties fo:text-align="center" style:justify-single-word="false"/>
      <style:text-properties officeooo:rsid="001ec19f" officeooo:paragraph-rsid="001ec19f"/>
    </style:style>
    <style:style style:name="P21" style:family="paragraph" style:parent-style-name="Standard">
      <style:text-properties officeooo:rsid="000a3abb" officeooo:paragraph-rsid="000a3abb"/>
    </style:style>
    <style:style style:name="P22" style:family="paragraph" style:parent-style-name="Standard">
      <style:text-properties officeooo:rsid="0009cce8" officeooo:paragraph-rsid="0009cce8"/>
    </style:style>
    <style:style style:name="P23" style:family="paragraph" style:parent-style-name="Standard">
      <style:text-properties officeooo:rsid="0023618b" officeooo:paragraph-rsid="0023618b"/>
    </style:style>
    <style:style style:name="P24" style:family="paragraph" style:parent-style-name="Standard">
      <style:text-properties officeooo:rsid="000f0012" officeooo:paragraph-rsid="000f0012"/>
    </style:style>
    <style:style style:name="P25" style:family="paragraph" style:parent-style-name="Standard">
      <style:text-properties fo:font-weight="bold" officeooo:rsid="0025582a" officeooo:paragraph-rsid="0025582a" style:font-weight-asian="bold" style:font-weight-complex="bold"/>
    </style:style>
    <style:style style:name="P26" style:family="paragraph" style:parent-style-name="Standard">
      <style:text-properties officeooo:rsid="0025582a" officeooo:paragraph-rsid="0025582a"/>
    </style:style>
    <style:style style:name="T1" style:family="text">
      <style:text-properties officeooo:rsid="0009cce8"/>
    </style:style>
    <style:style style:name="T2" style:family="text">
      <style:text-properties fo:font-weight="bold" style:font-weight-asian="bold" style:font-weight-complex="bold"/>
    </style:style>
    <style:style style:name="T3" style:family="text">
      <style:text-properties officeooo:rsid="00107204"/>
    </style:style>
    <style:style style:name="T4" style:family="text">
      <style:text-properties officeooo:rsid="0011009c"/>
    </style:style>
    <style:style style:name="T5" style:family="text">
      <style:text-properties officeooo:rsid="00154f61"/>
    </style:style>
    <style:style style:name="T6" style:family="text">
      <style:text-properties officeooo:rsid="0015e192"/>
    </style:style>
    <style:style style:name="T7" style:family="text">
      <style:text-properties officeooo:rsid="0016da5c"/>
    </style:style>
    <style:style style:name="T8" style:family="text">
      <style:text-properties officeooo:rsid="00197ed2"/>
    </style:style>
    <style:style style:name="T9" style:family="text">
      <style:text-properties officeooo:rsid="001b0c50"/>
    </style:style>
    <style:style style:name="T10" style:family="text">
      <style:text-properties officeooo:rsid="001ce82b"/>
    </style:style>
    <style:style style:name="T11" style:family="text">
      <style:text-properties officeooo:rsid="001ec19f"/>
    </style:style>
    <style:style style:name="T12" style:family="text">
      <style:text-properties officeooo:rsid="0022be56"/>
    </style:style>
    <style:style style:name="T13" style:family="text">
      <style:text-properties officeooo:rsid="0025582a"/>
    </style:style>
    <style:style style:name="T14" style:family="text">
      <style:text-properties officeooo:rsid="00265a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7">Project 4 Robot Localization</text:p>
      <text:p text:style-name="P7"/>
      <text:p text:style-name="P6">16831 Fall 2015</text:p>
      <text:p text:style-name="P6"/>
      <text:p text:style-name="P6">Johnny Wang, Joonwhee Park, Roger Nasci</text:p>
      <text:p text:style-name="P1"/>
      <text:p text:style-name="P1"/>
      <text:p text:style-name="P1">This report summarizes the project submitted to localize the robot in Wean Hall, given a map and <text:span text:style-name="T3">LIDAR</text:span>/ <text:span text:style-name="T3">O</text:span>dometry data. This report will discuss the implementation and high level concepts used in implementing the particle filter. </text:p>
      <text:p text:style-name="P2"/>
      <text:p text:style-name="P1"/>
      <text:p text:style-name="P13">Approach and Implementation:</text:p>
      <text:p text:style-name="P3">This section describes the implementation and the logic behind the design choices (approach). </text:p>
      <text:p text:style-name="P10">Overall Architecture:</text:p>
      <text:p text:style-name="P3"><text:tab/><text:span text:style-name="T1">&lt;TODO&gt; @johnny</text:span></text:p>
      <text:p text:style-name="P23">map of wean hall, 800 x 800, inversed occupancy map (1 = free, 0 = obstacle, -1 = unknown, 0-1 = probability of obstacle). </text:p>
      <text:p text:style-name="P23">- <text:span text:style-name="T13">since this is a square, took x to mean the columns (width) if reading left to right at the start of file. This was tested with non-square maps to prove it is robust.</text:span></text:p>
      <text:p text:style-name="P23">- parsed map and stored internally with vector of vectors. Fixed the occupany grid so 0=free 1=occupied</text:p>
      <text:p text:style-name="P23">- also store internally, ROS's implementation of occupancy grid which is a 1D row major representation of the map</text:p>
      <text:p text:style-name="P23">- decided to pre-calculate laser ranges at each FREE cell of the map. Meaning, <text:span text:style-name="T13">at any free cell, there is an additional 360 element vector storing the ray casting at 360 degrees from the center of the cell. These pre-computed ray castings serve as look-up table for the Sensor Model when it needs to compare the log laser data against a particle's observation. Since each cell is 10cm by 10cm, and the robot can be at any position within the cell, these pre-computed values will serve as approximations for a robot anywhere within the cell. In other words, we will pretend each particle is at the closest map cell center. This pre-computed approximation allows us to handle large numbers of particles at really high speeds because we will not have to compute 180 ray castings for each individual particle. The cells with unknown or obstacles had a 360 element vector of zeros. I initially did not build these vectors but later developments will data parsing led to this change.</text:span></text:p>
      <text:p text:style-name="P26">- map and pre-compute was tested on smaller manually constructed map.</text:p>
      <text:p text:style-name="P26">- The pre-computed 800 x 800 x 360 map was then written to a text file so we don't have to compute the rays casting every time—it took over 15 minutes to compute! However, with the</text:p>
      <text:p text:style-name="P26">- Initially, we wanted to use ROS to take advantage of the graphical display and message passing capabilities. Plus, there is a built-in Occupancy Grid data type that allows for easy visualization. However, once I started constructing the framework, I realized that ROS's 1D occupany grid map is not intuitive to work with, and the odometry and laser data that I parsed from the log files were not getting passed correctly. There were times when the messages would not be received at all by the Motion and Sensor Models, and at other times only a subset of messages were received. After debugging this for a day, we decided to implement our own log parsing tokenizer and internal representations of the map.</text:p>
      <text:p text:style-name="P26">- <text:span text:style-name="T14">intialize with ROS parameters controlling: number of particles, map file, data log file, number of degrees to pre-compute, etc...</text:span></text:p>
      <text:p text:style-name="P26">- <text:span text:style-name="T14">uniform distribution (x,y,theta of different rng) of initial _10,000_ particles</text:span></text:p>
      <text:p text:style-name="P26"><text:soft-page-break/>- <text:span text:style-name="T14">while loop that asks data log tokenizer to parse next data message, return a type, then use that type to retrieve the correct odom or laser message</text:span></text:p>
      <text:p text:style-name="P26">- <text:span text:style-name="T14">laser messages are sent with an odom message beforehand</text:span></text:p>
      <text:p text:style-name="P1"/>
      <text:p text:style-name="P11">Initial Sampling Distribution:</text:p>
      <text:p text:style-name="P1"><text:tab/>&lt;TODO&gt; @johnny</text:p>
      <text:p text:style-name="P23">Uniform sampling</text:p>
      <text:p text:style-name="P23">Resampling details will be provided in the sensor model section</text:p>
      <text:p text:style-name="P1"/>
      <text:p text:style-name="P10">Motion Model:</text:p>
      <text:p text:style-name="P3"><text:tab/>&lt;TODO&gt; joonhwee</text:p>
      <text:p text:style-name="P3"/>
      <text:p text:style-name="P10">Sensor Model: </text:p>
      <text:p text:style-name="P3"><text:tab/>&lt;TODO&gt; @roger </text:p>
      <text:p text:style-name="P3"><text:tab/><text:span text:style-name="T8">The sensor model consists of several components to describe the likelihood of a match. The model takes into account the probability of a 'hit', or correct identification of an object at range and bearing, as well as the probability of a random value, max range value, and random object not on the map. The probability of each is summed to estimate the likelihood of an observed ray being a valid match with the predicted ray at a particles location.</text:span></text:p>
      <text:p text:style-name="P3"><text:tab/><text:span text:style-name="T9">The predicted measurement of each ray at each location (360 degrees) is stored in a map and the 180 degree selection matching the particle's pose is compared to the measured value during an observation. </text:span></text:p>
      <text:p text:style-name="P3"/>
      <text:p text:style-name="P17">The <text:span text:style-name="T10">probability of a valid detection matching the predicted detection is calculated by </text:span></text:p>
      <text:p text:style-name="P18">phit <text:s/>= <text:span text:style-name="T11">Norm(zobs-ztrue,stdev) </text:span></text:p>
      <text:p text:style-name="P19">where the standard deviation is a tunable parameter. Also considered is the probability of a random detection,</text:p>
      <text:p text:style-name="P20">prand = 1/(maxRange)</text:p>
      <text:p text:style-name="P19">which considers the probability of a random value at any given point, as well as</text:p>
      <text:p text:style-name="P20">pmax = 1(abs(zobs-maxRange)&lt;0.001)</text:p>
      <text:p text:style-name="P19">which calculates the probability of a given value being a max range for the sensor (this is a valid return if the predicted range is greater than the sensor range max). Finally, it also considers the impact of a range value hitting an object not on the map. <text:span text:style-name="T12">These equations are based on the ones in “Probabilistic Techniques” book. </text:span></text:p>
      <text:p text:style-name="P16"/>
      <text:p text:style-name="P10">Re-sampling Procedure: </text:p>
      <text:p text:style-name="P4"><text:tab/><text:span text:style-name="T4">The re-sampling procedure occurs every instance following a sensor observation and weight reclassification. This functions as scoring and removing low probability particle locations. Clusters of high probability particles will develop. The particles are all removed and redistributed according to the weights calculated in the sensor model step, with Gaussian noise added around the selected point. </text:span></text:p>
      <text:p text:style-name="P4"><text:tab/><text:span text:style-name="T5">The particle score is created in the sensor model section, and then the array of scores (1 for each particle) is passed too the re-sample function. The resample function saves the current position of each particle as a copy to reference, <text:s/>then samples according the normalized weights of all particles. So with 100 particles, it would be expected to have one particle assigned for each unit of normalized weight for a particle. This means that a location with low enough weight may not have a new particle assigned to there, thus removing that location from the filter. </text:span></text:p>
      <text:p text:style-name="P4"><text:tab/><text:span text:style-name="T7">Sampling is actually performed by a discrete distribution in C++, with takes care of normalizing and selecting more efficiently. Effectively though, this performs the described actions to place particles. </text:span></text:p>
      <text:p text:style-name="P4"><text:tab/><text:span text:style-name="T6">While placing at the new location, some noise is added to place the particle near the selected </text:span><text:soft-page-break/><text:span text:style-name="T6">location. Clusters then develop near higher probability locations in the map. Noise is added at a mean of the selected location with a tunable parameter for the standard deviation. </text:span></text:p>
      <text:p text:style-name="P3"/>
      <text:p text:style-name="P10">Parameters and Values:</text:p>
      <text:p text:style-name="P3"><text:tab/>&lt;TODO&gt; @joonwhee</text:p>
      <text:p text:style-name="P3"/>
      <text:p text:style-name="P14"><text:span text:style-name="T2">Results</text:span>:</text:p>
      <text:p text:style-name="P15">&lt;TODO&gt; ?</text:p>
      <text:p text:style-name="P5"><text:tab/></text:p>
      <text:p text:style-name="P3"/>
      <text:p text:style-name="P12">Future Work and Improvements:</text:p>
      <text:p text:style-name="P8"><text:tab/>The limitations of this implementation revolve around the speed of the processing. Building a new map takes 15 minutes, and assumes an accurate map is available. Additionally, while ray casting is done once on initial map construction from each point, this is still not fast to load and operate. Improvements in processing speed for each node will increase the number of particles, which will better the results. </text:p>
      <text:p text:style-name="P8"><text:tab/>Also, the parameters are poorly tuned and need improvement. This is due to the duration setting up each run, but more finely tuned parameters will result in faster convergence and more accurate results. </text:p>
      <text:p text:style-name="P8"><text:tab/>Another improvement is the resolution of the map and the ray measurements in the lookup table. While limited by speed currently, increasing the resolution of the map (10cm currently) and increasing the number of rays to store for each point in the map (currently 1 degree step size) would increase result quality. For example, the increased ray count would allow a closer match to the requested angle, resulting in a better probability returned for each ray (and particle). </text:p>
      <text:p text:style-name="P8"/>
      <text:p text:style-name="P25">Also calculate more rays from different positions within a 10cmx10cm cell</text:p>
      <text:p text:style-name="P8"/>
      <text:p text:style-name="P9">Please see code attached in submission.</text:p>
      <text:p text:style-name="P9"/>
      <text:p text:style-name="P9">Also, please see our video, ____________---</text:p>
      <text:p text:style-name="P5"/>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17:16:58.536243192</meta:creation-date>
    <dc:date>2015-11-27T02:35:33.490022094</dc:date>
    <meta:editing-duration>PT2H30M52S</meta:editing-duration>
    <meta:editing-cycles>22</meta:editing-cycles>
    <meta:generator>LibreOffice/4.2.8.2$Linux_X86_64 LibreOffice_project/420m0$Build-2</meta:generator>
    <meta:document-statistic meta:table-count="0" meta:image-count="0" meta:object-count="0" meta:page-count="3" meta:paragraph-count="54" meta:word-count="1263" meta:character-count="7666" meta:non-whitespace-character-count="6423"/>
  </office:meta>
</office:document-meta>
</file>